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4pt" officeooo:rsid="0011db46" officeooo:paragraph-rsid="0011db46" style:font-size-asian="14pt" style:font-size-complex="14pt"/>
    </style:style>
    <style:style style:name="P2" style:family="paragraph" style:parent-style-name="Standard">
      <style:text-properties fo:color="#000000" style:font-name="Times" fo:font-size="14pt" officeooo:paragraph-rsid="0011db46" style:font-size-asian="14pt" style:font-size-complex="14pt"/>
    </style:style>
    <style:style style:name="P3" style:family="paragraph" style:parent-style-name="Standard" style:list-style-name="L1">
      <style:text-properties officeooo:paragraph-rsid="0013c629"/>
    </style:style>
    <style:style style:name="P4" style:family="paragraph" style:parent-style-name="Standard" style:list-style-name="L1">
      <style:text-properties fo:color="#000000" style:font-name="Times" fo:font-size="14pt" officeooo:rsid="0013c629" officeooo:paragraph-rsid="0013c629" style:font-size-asian="14pt" style:font-size-complex="14pt"/>
    </style:style>
    <style:style style:name="P5" style:family="paragraph" style:parent-style-name="Standard" style:list-style-name="L1">
      <style:text-properties fo:color="#000000" style:font-name="Times" fo:font-size="14pt" officeooo:paragraph-rsid="0011db46" style:font-size-asian="14pt" style:font-size-complex="14pt"/>
    </style:style>
    <style:style style:name="P6" style:family="paragraph" style:parent-style-name="Standard" style:list-style-name="L1">
      <style:text-properties fo:color="#000000" style:font-name="Times" fo:font-size="14pt" officeooo:paragraph-rsid="0013c629" style:font-size-asian="14pt" style:font-size-complex="14pt"/>
    </style:style>
    <style:style style:name="P7" style:family="paragraph" style:parent-style-name="Standard" style:list-style-name="L1">
      <style:text-properties officeooo:rsid="00123941" officeooo:paragraph-rsid="00123941"/>
    </style:style>
    <style:style style:name="P8" style:family="paragraph" style:parent-style-name="Standard" style:list-style-name="L1">
      <style:text-properties officeooo:rsid="0013c629" officeooo:paragraph-rsid="0013c629"/>
    </style:style>
    <style:style style:name="P9" style:family="paragraph" style:parent-style-name="Standard" style:list-style-name="L1">
      <style:text-properties fo:font-variant="normal" fo:text-transform="none" fo:color="#000000" style:font-name="Times" fo:font-size="14pt" fo:letter-spacing="normal" fo:font-style="normal" fo:font-weight="normal" officeooo:rsid="0013c629" officeooo:paragraph-rsid="0013c629" style:font-size-asian="14pt" style:font-size-complex="14pt"/>
    </style:style>
    <style:style style:name="P10" style:family="paragraph" style:parent-style-name="Standard" style:list-style-name="L1">
      <style:text-properties fo:font-variant="normal" fo:text-transform="none" fo:color="#000000" style:font-name="Times" fo:font-size="14pt" fo:letter-spacing="normal" fo:font-style="normal" fo:font-weight="normal" officeooo:rsid="0015ce64" officeooo:paragraph-rsid="0015ce64" style:font-size-asian="14pt" style:font-size-complex="14pt"/>
    </style:style>
    <style:style style:name="P11" style:family="paragraph" style:parent-style-name="Standard" style:list-style-name="L1">
      <style:text-properties fo:font-variant="normal" fo:text-transform="none" fo:color="#000000" style:font-name="Times" fo:font-size="14pt" fo:letter-spacing="normal" fo:font-style="normal" fo:font-weight="normal" officeooo:rsid="00179cac" officeooo:paragraph-rsid="00179cac" style:font-size-asian="14pt" style:font-size-complex="14pt"/>
    </style:style>
    <style:style style:name="T1" style:family="text">
      <style:text-properties officeooo:rsid="0011db46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letter-spacing="normal" fo:language="ru" fo:country="RU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13c629"/>
    </style:style>
    <style:style style:name="T7" style:family="text">
      <style:text-properties fo:color="#000000" style:font-name="Times" fo:font-size="14pt" style:font-size-asian="14pt" style:font-size-complex="14pt"/>
    </style:style>
    <style:style style:name="T8" style:family="text">
      <style:text-properties officeooo:rsid="0014de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курсовой работе за неделю</text:p>
      <text:p text:style-name="P1">Дата: 26.3.2020</text:p>
      <text:p text:style-name="P2"><text:span text:style-name="T1">Научные руководители: </text:span><text:span text:style-name="T2">Герасимов С.В., Мещеряков А.В.</text:span></text:p>
      <text:p text:style-name="P1">Студент: Немешаева Алиса</text:p>
      <text:p text:style-name="P1">Курс: 3</text:p>
      <text:p text:style-name="P1"/>
      <text:p text:style-name="P1">За прошедшую неделю была проведена следующая работа:</text:p>
      <text:list xml:id="list123310780" text:style-name="L1">
        <text:list-item>
          <text:p text:style-name="P4">Изменен вектор работы из-за невозможности получить доступ к данным из ИКИ РАН</text:p>
        </text:list-item>
        <text:list-item>
          <text:p text:style-name="P5"><text:span text:style-name="T1">Изучены данные из статьи об использовании глубокого обучения для обнаружения эффекта </text:span><text:bookmark text:name="firstHeading"/><text:span text:style-name="T4">Сюняева — Зельдовича:</text:span></text:p>
          <text:list>
            <text:list-item>
              <text:p text:style-name="P4">каталог кластеров <text:span text:style-name="T8">PSZ2</text:span></text:p>
              <text:p text:style-name="P7"><text:a xlink:type="simple" xlink:href="https://heasarc.gsfc.nasa.gov/W3Browse/all/plancksz2.html" text:style-name="Internet_20_link" text:visited-style-name="Visited_20_Internet_20_Link"><text:span text:style-name="T7">https://heasarc.gsfc.nasa.gov/W3Browse/all/plancksz2.html</text:span></text:a></text:p>
            </text:list-item>
            <text:list-item>
              <text:p text:style-name="P4">MCXC (Мета-каталог обнаруженных кластеров в рентгеновском диапазоне)</text:p>
              <text:p text:style-name="P8"><text:a xlink:type="simple" xlink:href="https://heasarc.gsfc.nasa.gov/W3Browse/rosat/mcxc.html" text:style-name="Internet_20_link" text:visited-style-name="Visited_20_Internet_20_Link"><text:span text:style-name="T7">https://heasarc.gsfc.nasa.gov/W3Browse/rosat/mcxc.html</text:span></text:a></text:p>
            </text:list-item>
            <text:list-item>
              <text:p text:style-name="P6"><text:span text:style-name="T6">каталог кластеров </text:span><text:span text:style-name="T5">RedMaPPer </text:span></text:p>
              <text:p text:style-name="P3"><text:a xlink:type="simple" xlink:href="http://risa.stanford.edu/redmapper/v6.3/redmapper_dr8_public_v6.3_catalog.fits.gz" text:style-name="Internet_20_link" text:visited-style-name="Visited_20_Internet_20_Link"><text:span text:style-name="T3">http://risa.stanford.edu/redmapper/v6.3/redmapper_dr8_public_v6.3_catalog.fits.gz</text:span></text:a></text:p>
            </text:list-item>
          </text:list>
        </text:list-item>
        <text:list-item>
          <text:p text:style-name="P9">Эти данные будут использоваться в качестве целевых признаков для обучения.</text:p>
        </text:list-item>
        <text:list-item>
          <text:p text:style-name="P10">Упомянутые данные в совокупности содержат большое количество источников в рентгеновском диапазоне, следовательно, при решении задачи сегментации и детекции рентгеновских источников они подходят для обучения лучше всего.</text:p>
        </text:list-item>
        <text:list-item>
          <text:p text:style-name="P11">Проведены сравнения по данным и их наполнениям</text:p>
          <text:p text:style-name="P11"><text:a xlink:type="simple" xlink:href="https://github.com/rt2122/data-segmentation/blob/master/data_src/table.ipynb" text:style-name="Internet_20_link" text:visited-style-name="Visited_20_Internet_20_Link">https://github.com/rt2122/data-segmentation/blob/master/data_src/table.ipynb</text:a></text:p>
          <text:p text:style-name="P11"><text:a xlink:type="simple" xlink:href="https://github.com/rt2122/data-segmentation/blob/master/data_src/diagram.ipynb" text:style-name="Internet_20_link" text:visited-style-name="Visited_20_Internet_20_Link">https://github.com/rt2122/data-segmentation/blob/master/data_src/diagram.ipynb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9" meta:word-count="120" meta:character-count="1186" meta:non-whitespace-character-count="1091"/>
  </office:meta>
</office:document-meta>
</file>